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2.856cm" style:use-optimal-column-width="false"/>
    </style:style>
    <style:style style:name="co2" style:family="table-column">
      <style:table-column-properties style:column-width="2.439cm" style:use-optimal-column-width="false"/>
    </style:style>
    <style:style style:name="co3" style:family="table-column">
      <style:table-column-properties style:column-width="3.726cm" style:use-optimal-column-width="false"/>
    </style:style>
    <style:style style:name="co4" style:family="table-column">
      <style:table-column-properties style:column-width="5.502cm" style:use-optimal-column-width="false"/>
    </style:style>
    <style:style style:name="co5" style:family="table-column">
      <style:table-column-properties style:column-width="3.387cm" style:use-optimal-column-width="false"/>
    </style:style>
    <style:style style:name="co6" style:family="table-column">
      <style:table-column-properties style:column-width="4.489cm" style:use-optimal-column-width="false"/>
    </style:style>
    <style:style style:name="co7" style:family="table-column">
      <style:table-column-properties style:column-width="4.504cm" style:use-optimal-column-width="false"/>
    </style:style>
    <style:style style:name="co8" style:family="table-column">
      <style:table-column-properties style:column-width="2.277cm" style:use-optimal-column-width="false"/>
    </style:style>
    <style:style style:name="co9" style:family="table-column">
      <style:table-column-properties style:column-width="6.613cm" style:use-optimal-column-width="false"/>
    </style:style>
    <style:style style:name="co10" style:family="table-column">
      <style:table-column-properties style:column-width="2.287cm" style:use-optimal-column-width="false"/>
    </style:style>
    <style:style style:name="co11" style:family="table-column">
      <style:table-column-properties style:column-width="1.988cm" style:use-optimal-column-width="false"/>
    </style:style>
    <style:style style:name="co12" style:family="table-column">
      <style:table-column-properties style:column-width="2.589cm" style:use-optimal-column-width="false"/>
    </style:style>
    <style:style style:name="co13" style:family="table-column">
      <style:table-column-properties style:column-width="1.307cm" style:use-optimal-column-width="false"/>
    </style:style>
    <style:style style:name="co14" style:family="table-column">
      <style:table-column-properties style:column-width="3.058cm" style:use-optimal-column-width="false"/>
    </style:style>
    <style:style style:name="co15" style:family="table-column">
      <style:table-column-properties style:column-width="2.148cm" style:use-optimal-column-width="false"/>
    </style:style>
    <style:style style:name="co16" style:family="table-column">
      <style:table-column-properties style:column-width="1.118cm" style:use-optimal-column-width="false"/>
    </style:style>
    <style:style style:name="co17" style:family="table-column">
      <style:table-column-properties style:column-width="1.259cm" style:use-optimal-column-width="false"/>
    </style:style>
    <style:style style:name="co18" style:family="table-column">
      <style:table-column-properties style:column-width="3.083cm" style:use-optimal-column-width="false"/>
    </style:style>
    <style:style style:name="co19" style:family="table-column">
      <style:table-column-properties style:column-width="5.934cm" style:use-optimal-column-width="false"/>
    </style:style>
    <style:style style:name="co20" style:family="table-column">
      <style:table-column-properties style:column-width="3.869cm" style:use-optimal-column-width="false"/>
    </style:style>
    <style:style style:name="co21" style:family="table-column">
      <style:table-column-properties style:column-width="2.085cm" style:use-optimal-column-width="false"/>
    </style:style>
    <style:style style:name="co22" style:family="table-column">
      <style:table-column-properties style:column-width="2.978cm" style:use-optimal-column-width="false"/>
    </style:style>
    <style:style style:name="co23" style:family="table-column">
      <style:table-column-properties style:column-width="4.902cm" style:use-optimal-column-width="false"/>
    </style:style>
    <style:style style:name="co24" style:family="table-column">
      <style:table-column-properties style:column-width="4.071cm" style:use-optimal-column-width="false"/>
    </style:style>
    <style:style style:name="co25" style:family="table-column">
      <style:table-column-properties style:column-width="3.05cm" style:use-optimal-column-width="false"/>
    </style:style>
    <style:style style:name="co26" style:family="table-column">
      <style:table-column-properties style:column-width="2.711cm" style:use-optimal-column-width="false"/>
    </style:style>
    <style:style style:name="co27" style:family="table-column">
      <style:table-column-properties style:column-width="3.341cm" style:use-optimal-column-width="false"/>
    </style:style>
    <style:style style:name="ro1" style:family="table-row">
      <style:table-row-properties style:row-height="0.617cm"/>
    </style:style>
    <style:style style:name="ro2" style:family="table-row">
      <style:table-row-properties style:row-height="1.075cm"/>
    </style:style>
    <style:style style:name="ro3" style:family="table-row">
      <style:table-row-properties style:row-height="1.533cm"/>
    </style:style>
    <style:style style:name="ro4" style:family="table-row">
      <style:table-row-properties style:row-height="6.664cm"/>
    </style:style>
    <style:style style:name="ro5" style:family="table-row">
      <style:table-row-properties style:row-height="13.208cm"/>
    </style:style>
    <style:style style:name="ro6" style:family="table-row">
      <style:table-row-properties style:row-height="2.449cm"/>
    </style:style>
    <style:style style:name="ro7" style:family="table-row">
      <style:table-row-properties style:row-height="10.909cm"/>
    </style:style>
    <style:style style:name="ro8" style:family="table-row">
      <style:table-row-properties style:row-height="13.462cm"/>
    </style:style>
    <style:style style:name="ro9" style:family="table-row">
      <style:table-row-properties style:row-height="1.991cm"/>
    </style:style>
    <style:style style:name="ro10" style:family="table-row">
      <style:table-row-properties style:row-height="2cm"/>
    </style:style>
    <style:style style:name="ro11" style:family="table-row">
      <style:table-row-properties style:row-height="0.741cm"/>
    </style:style>
    <style:style style:name="ro12" style:family="table-row">
      <style:table-row-properties style:row-height="13.293cm"/>
    </style:style>
    <style:style style:name="ro13" style:family="table-row">
      <style:table-row-properties style:row-height="13.53cm"/>
    </style:style>
    <style:style style:name="ro14" style:family="table-row">
      <style:table-row-properties style:row-height="4.739cm"/>
    </style:style>
    <style:style style:name="ce1" style:family="table-cell">
      <style:paragraph-properties fo:margin-top="0.102cm" fo:margin-bottom="0cm" fo:text-align="center"/>
      <style:text-properties style:font-name="Ubuntu" fo:font-size="9pt" fo:font-weight="bold" style:font-size-asian="9pt" style:font-weight-asian="bold" style:font-size-complex="9pt" style:font-weight-complex="bold"/>
    </style:style>
    <style:style style:name="ce2" style:family="table-cell">
      <style:paragraph-properties fo:margin-top="0.102cm" fo:margin-bottom="0cm"/>
      <style:text-properties fo:font-weight="bold" style:font-weight-asian="bold" style:font-weight-complex="bold"/>
    </style:style>
    <style:style style:name="ce3" style:family="table-cell">
      <style:paragraph-properties fo:margin-top="0.102cm" fo:margin-bottom="0cm" fo:text-align="center"/>
      <style:text-properties style:font-name="Ubuntu" fo:font-size="9pt" style:font-size-asian="9pt" style:font-size-complex="9pt"/>
    </style:style>
    <style:style style:name="ce4" style:family="table-cell">
      <style:paragraph-properties fo:margin-top="0.102cm" fo:margin-bottom="0cm"/>
    </style:style>
    <style:style style:name="ce5" style:family="table-cell">
      <style:paragraph-properties fo:margin-top="0.102cm" fo:margin-bottom="0cm" fo:text-align="center"/>
    </style:style>
    <style:style style:name="ce6" style:family="table-cell">
      <style:paragraph-properties fo:margin-top="0.203cm" fo:margin-bottom="0cm" fo:text-align="center"/>
      <style:text-properties style:font-name="Ubuntu" fo:font-size="9pt" style:font-size-asian="9pt" style:font-size-complex="9pt"/>
    </style:style>
    <style:style style:name="ce7" style:family="table-cell">
      <style:paragraph-properties fo:margin-left="0cm" fo:margin-right="0cm" fo:margin-top="0.102cm" fo:margin-bottom="0cm" fo:line-height="100%" fo:text-align="center" fo:text-indent="0cm"/>
      <style:text-properties style:font-name="Ubuntu" fo:font-size="9pt" style:font-size-asian="9pt" style:font-size-complex="9pt"/>
    </style:style>
    <style:style style:name="ce8" style:family="table-cell">
      <style:paragraph-properties fo:margin-top="0.102cm" fo:margin-bottom="0cm" fo:text-align="center"/>
      <style:text-properties style:font-name="Ubuntu" fo:font-size="9pt" fo:font-style="italic" style:font-size-asian="9pt" style:font-style-asian="italic" style:font-size-complex="9pt" style:font-style-complex="italic"/>
    </style:style>
    <style:style style:name="ce9" style:family="table-cell">
      <style:paragraph-properties fo:margin-top="0.102cm" fo:margin-bottom="0cm" fo:text-align="center"/>
      <style:text-properties style:font-name="Ubuntu" fo:font-size="9pt" fo:font-weight="normal" style:font-size-asian="9pt" style:font-weight-asian="normal" style:font-size-complex="9pt" style:font-weight-complex="normal"/>
    </style:style>
    <style:style style:name="ce10" style:family="table-cell">
      <style:paragraph-properties fo:margin-top="0.051cm" fo:margin-bottom="0cm" fo:text-align="center"/>
      <style:text-properties style:font-name="Ubuntu" fo:font-size="9pt" style:font-size-asian="9pt" style:font-size-complex="9pt"/>
    </style:style>
    <style:style style:name="P1" style:family="paragraph">
      <style:paragraph-properties fo:margin-top="0.102cm" fo:margin-bottom="0cm" fo:text-align="center"/>
    </style:style>
    <style:style style:name="P2" style:family="paragraph">
      <style:paragraph-properties fo:margin-top="0.102cm" fo:margin-bottom="0cm" fo:text-align="center"/>
      <style:text-properties style:font-name="Ubuntu" fo:font-size="9pt" style:font-size-asian="9pt" style:font-size-complex="9pt"/>
    </style:style>
    <style:style style:name="P3" style:family="paragraph">
      <style:paragraph-properties fo:margin-top="0.102cm" fo:margin-bottom="0cm" fo:text-align="center"/>
      <style:text-properties style:font-name="Ubuntu"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margin-left="0cm" fo:margin-right="0cm" fo:margin-top="0.102cm" fo:margin-bottom="0cm" fo:line-height="100%" fo:text-align="center" fo:text-indent="0cm"/>
    </style:style>
    <style:style style:name="P5" style:family="paragraph">
      <style:paragraph-properties fo:margin-top="0.051cm" fo:margin-bottom="0cm"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top="0.102cm" fo:margin-bottom="0cm" fo:text-align="start"/>
      <style:text-properties style:font-name="Ubuntu" fo:font-size="9pt" style:font-size-asian="9pt" style:font-size-complex="9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.102cm" fo:margin-bottom="0cm" fo:line-height="100%" fo:text-align="center" fo:text-indent="0cm"/>
      <style:text-properties style:font-name="Ubuntu" fo:font-size="9pt" style:font-size-asian="9pt" style:font-size-complex="9pt"/>
    </style:style>
    <style:style style:name="P10" style:family="paragraph">
      <style:paragraph-properties fo:margin-top="0.102cm" fo:margin-bottom="0cm" fo:text-align="center"/>
      <style:text-properties style:font-name="Ubuntu"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margin-top="0.102cm" fo:margin-bottom="0cm" fo:text-align="center"/>
      <style:text-properties style:font-name="Ubuntu" fo:font-size="9pt" fo:font-weight="normal" style:font-size-asian="9pt" style:font-weight-asian="normal" style:font-size-complex="9pt" style:font-weight-complex="normal"/>
    </style:style>
    <style:style style:name="P12" style:family="paragraph">
      <style:paragraph-properties fo:margin-left="0cm" fo:margin-right="0cm" fo:margin-top="0.051cm" fo:margin-bottom="0cm" fo:line-height="100%" fo:text-align="center" fo:text-indent="0cm"/>
    </style:style>
    <style:style style:name="P13" style:family="paragraph">
      <style:paragraph-properties fo:margin-top="0.051cm" fo:margin-bottom="0cm" fo:text-align="center"/>
      <style:text-properties style:font-name="Ubuntu" fo:font-size="9pt" style:font-size-asian="9pt" style:font-size-complex="9pt"/>
    </style:style>
    <style:style style:name="P14" style:family="paragraph">
      <style:paragraph-properties fo:margin-left="0cm" fo:margin-right="0cm" fo:margin-top="0.051cm" fo:margin-bottom="0cm" fo:line-height="100%" fo:text-align="center" fo:text-indent="0cm"/>
      <style:text-properties style:font-name="Ubuntu" fo:font-size="9pt" style:font-size-asian="9pt" style:font-size-complex="9pt"/>
    </style:style>
    <style:style style:name="T1" style:family="text">
      <style:text-properties style:font-name="Ubuntu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Ubuntu" fo:font-size="9pt" style:font-size-asian="9pt" style:font-size-complex="9pt"/>
    </style:style>
    <style:style style:name="T3" style:family="text">
      <style:text-properties style:font-name="Ubuntu"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font-name="Ubuntu" fo:font-size="9pt" fo:font-style="italic" style:font-size-asian="9pt" style:font-style-asian="italic" style:font-size-complex="9pt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Algorithms" draw:style-name="dp1" draw:master-page-name="Default">
        <draw:frame draw:style-name="standard" draw:layer="layout" svg:width="9.02cm" svg:height="5.533cm" svg:x="0.741cm" svg:y="0.756cm">
          <table:table table:template-name="bw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1"><text:span text:style-name="T1">Search algorithms</text:span></text:p>
              </table:table-cell>
              <table:covered-table-cell table:style-name="ce2"/>
              <table:covered-table-cell/>
            </table:table-row>
            <table:table-row table:style-name="ro2" table:default-cell-style-name="ce3">
              <table:table-cell table:number-columns-spanned="2">
                <text:p text:style-name="P2"><text:span text:style-name="T2">Linear / Sequential search</text:span></text:p>
                <text:p text:style-name="P2"><text:span text:style-name="T2">Jump search</text:span></text:p>
              </table:table-cell>
              <table:covered-table-cell table:style-name="ce4"/>
              <table:table-cell>
                <text:p text:style-name="P2"><text:span text:style-name="T2">Interpolation search</text:span></text:p>
                <text:p text:style-name="P2"><text:span text:style-name="T2">Fibonacci search</text:span></text:p>
              </table:table-cell>
            </table:table-row>
            <table:table-row table:style-name="ro2" table:default-cell-style-name="ce3">
              <table:table-cell table:number-columns-spanned="3">
                <text:p text:style-name="P2"><text:span text:style-name="T2">Binary / Half-interval / Logarithmic / Binary chop search</text:span></text:p>
                <text:p text:style-name="P2"><text:span text:style-name="T2">Exponential / Doubling / Galloping / Struzik search</text:span></text:p>
              </table:table-cell>
              <table:covered-table-cell table:style-name="ce4"/>
              <table:covered-table-cell/>
            </table:table-row>
            <table:table-row table:style-name="ro1" table:default-cell-style-name="ce1">
              <table:table-cell table:number-columns-spanned="3">
                <text:p text:style-name="P3"><text:span text:style-name="T1">Sort algorithms</text:span></text:p>
              </table:table-cell>
              <table:covered-table-cell table:style-name="ce2"/>
              <table:covered-table-cell/>
            </table:table-row>
            <table:table-row table:style-name="ro3" table:default-cell-style-name="ce3">
              <table:table-cell>
                <text:p text:style-name="P2"><text:span text:style-name="T2">Selection sort</text:span></text:p>
                <text:p text:style-name="P2"><text:span text:style-name="T2">Insertion sort</text:span></text:p>
                <text:p text:style-name="P2"><text:span text:style-name="T2">Bubble sort</text:span></text:p>
              </table:table-cell>
              <table:table-cell table:style-name="ce5">
                <text:p text:style-name="P1"><text:span text:style-name="T2">Merge sort</text:span></text:p>
                <text:p text:style-name="P1"><text:span text:style-name="T2">Heap sort</text:span></text:p>
                <text:p text:style-name="P1"><text:span text:style-name="T2">Quick sort</text:span></text:p>
              </table:table-cell>
              <table:table-cell>
                <text:p text:style-name="P2"><text:span text:style-name="T2">Counting sort</text:span></text:p>
                <text:p text:style-name="P2"><text:span text:style-name="T2">Bucket sort</text:span></text:p>
                <text:p text:style-name="P2"><text:span text:style-name="T2">Radix sort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Comb sort</text:span></text:p>
              </table:table-cell>
              <table:table-cell table:style-name="ce5" table:number-columns-spanned="2">
                <text:p text:style-name="P1"><text:span text:style-name="T2">Shell sort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SDLC" draw:style-name="dp1" draw:master-page-name="Default"/>
      <draw:page draw:name="Principles" draw:style-name="dp1" draw:master-page-name="Default">
        <draw:frame draw:style-name="standard" draw:layer="layout" svg:width="8.888cm" svg:height="6.663cm" svg:x="0.762cm" svg:y="0.762cm">
          <table:table table:template-name="bw">
            <table:table-column table:style-name="co4"/>
            <table:table-column table:style-name="co5"/>
            <table:table-row table:style-name="ro4" table:default-cell-style-name="ce5">
              <table:table-cell>
                <text:p text:style-name="P1"><text:span text:style-name="T1">SOLID</text:span></text:p>
                <text:p text:style-name="P1"><text:span text:style-name="T2">Single responsibility principle</text:span></text:p>
                <text:p text:style-name="P1"><text:span text:style-name="T2">Open/closed principle</text:span></text:p>
                <text:p text:style-name="P1"><text:span text:style-name="T2">Liskov substitution principle</text:span></text:p>
                <text:p text:style-name="P1"><text:span text:style-name="T2">Interface segregation principle</text:span></text:p>
                <text:p text:style-name="P1"><text:span text:style-name="T2">Dependency inversion principle</text:span></text:p>
                <text:p text:style-name="P1"><text:span text:style-name="T1">Other principles</text:span></text:p>
                <text:p text:style-name="P4"><text:span text:style-name="T3">YAGNI</text:span></text:p>
                <text:p text:style-name="P4"><text:span text:style-name="T3">KISS</text:span></text:p>
                <text:p text:style-name="P4"><text:span text:style-name="T3">DRY</text:span></text:p>
                <text:p text:style-name="P4"><text:span text:style-name="T3">Occam's razor</text:span></text:p>
                <text:p text:style-name="P1"><text:span text:style-name="T3">Hollywood Principle</text:span></text:p>
              </table:table-cell>
              <table:table-cell>
                <text:p text:style-name="P1"><text:span text:style-name="T1">GRASP</text:span></text:p>
                <text:p text:style-name="P1"><text:span text:style-name="T2">Controller</text:span></text:p>
                <text:p text:style-name="P1"><text:span text:style-name="T2">Creator</text:span></text:p>
                <text:p text:style-name="P1"><text:span text:style-name="T2">High cohesion</text:span></text:p>
                <text:p text:style-name="P1"><text:span text:style-name="T2">Information expert</text:span></text:p>
                <text:p text:style-name="P1"><text:span text:style-name="T2">Indirection</text:span></text:p>
                <text:p text:style-name="P1"><text:span text:style-name="T2">Low coupling</text:span></text:p>
                <text:p text:style-name="P1"><text:span text:style-name="T2">Polymorphism</text:span></text:p>
                <text:p text:style-name="P1"><text:span text:style-name="T2">Protected variation</text:span></text:p>
                <text:p text:style-name="P1"><text:span text:style-name="T2">Pure fabrication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tterns" draw:style-name="dp1" draw:master-page-name="Default">
        <draw:frame draw:style-name="standard" draw:layer="layout" svg:width="8.992cm" svg:height="13.207cm" svg:x="0.762cm" svg:y="0.762cm">
          <table:table table:template-name="bw">
            <table:table-column table:style-name="co6"/>
            <table:table-column table:style-name="co7"/>
            <table:table-row table:style-name="ro5">
              <table:table-cell table:style-name="bw1">
                <text:p text:style-name="P5"><text:span text:style-name="T1">Creational patterns</text:span></text:p>
                <text:p text:style-name="P5"><text:span text:style-name="T2">Abstract factory</text:span></text:p>
                <text:p text:style-name="P5"><text:span text:style-name="T2">Builder</text:span></text:p>
                <text:p text:style-name="P5"><text:span text:style-name="T2">Factory method</text:span></text:p>
                <text:p text:style-name="P5"><text:span text:style-name="T2">Lazy initialization (virtual proxy)</text:span></text:p>
                <text:p text:style-name="P5"><text:span text:style-name="T2">Multiton</text:span></text:p>
                <text:p text:style-name="P5"><text:span text:style-name="T2">Object library</text:span></text:p>
                <text:p text:style-name="P5"><text:span text:style-name="T2">Object pool</text:span></text:p>
                <text:p text:style-name="P5"><text:span text:style-name="T2">Prototype</text:span></text:p>
                <text:p text:style-name="P5"><text:span text:style-name="T2">Singleton</text:span></text:p>
                <text:p text:style-name="P5"><text:span text:style-name="T2"/></text:p>
                <text:p text:style-name="P5"><text:span text:style-name="T1">Behavioral patterns</text:span></text:p>
                <text:p text:style-name="P5"><text:span text:style-name="T2">Blackboard</text:span></text:p>
                <text:p text:style-name="P5"><text:span text:style-name="T2">Chain of responsibility</text:span></text:p>
                <text:p text:style-name="P5"><text:span text:style-name="T2">Command</text:span></text:p>
                <text:p text:style-name="P5"><text:span text:style-name="T2">Interpreter</text:span></text:p>
                <text:p text:style-name="P5"><text:span text:style-name="T2">Iterator</text:span></text:p>
                <text:p text:style-name="P5"><text:span text:style-name="T2">Mediator</text:span></text:p>
                <text:p text:style-name="P5"><text:span text:style-name="T2">Memento</text:span></text:p>
                <text:p text:style-name="P5"><text:span text:style-name="T2">Null object</text:span></text:p>
                <text:p text:style-name="P5"><text:span text:style-name="T2">Observer or Publish/Subscribe</text:span></text:p>
                <text:p text:style-name="P5"><text:span text:style-name="T2">Servant</text:span></text:p>
                <text:p text:style-name="P5"><text:span text:style-name="T2">Specification</text:span></text:p>
                <text:p text:style-name="P5"><text:span text:style-name="T2">State</text:span></text:p>
                <text:p text:style-name="P5"><text:span text:style-name="T2">Strategy</text:span></text:p>
                <text:p text:style-name="P5"><text:span text:style-name="T2">Template method</text:span></text:p>
                <text:p text:style-name="P5"><text:span text:style-name="T2">Visitor</text:span></text:p>
              </table:table-cell>
              <table:table-cell table:style-name="ce6">
                <text:p text:style-name="P5"><text:span text:style-name="T1">Structural patterns</text:span></text:p>
                <text:p text:style-name="P5"><text:span text:style-name="T2">Adapter, Wrapper or Translator</text:span></text:p>
                <text:p text:style-name="P5"><text:span text:style-name="T2">Bridge</text:span></text:p>
                <text:p text:style-name="P5"><text:span text:style-name="T2">Composite</text:span></text:p>
                <text:p text:style-name="P5"><text:span text:style-name="T2">Decorator</text:span></text:p>
                <text:p text:style-name="P5"><text:span text:style-name="T2">Facade</text:span></text:p>
                <text:p text:style-name="P5"><text:span text:style-name="T2">Flyweight</text:span></text:p>
                <text:p text:style-name="P5"><text:span text:style-name="T2">Front controller</text:span></text:p>
                <text:p text:style-name="P5"><text:span text:style-name="T2">Marker</text:span></text:p>
                <text:p text:style-name="P5"><text:span text:style-name="T2">Module</text:span></text:p>
                <text:p text:style-name="P5"><text:span text:style-name="T2">Proxy</text:span></text:p>
                <text:p text:style-name="P5"><text:span text:style-name="T2">Twin</text:span></text:p>
                <text:p text:style-name="P5"><text:span text:style-name="T2"/></text:p>
                <text:p text:style-name="P5"><text:span text:style-name="T1">Concurrency patterns</text:span></text:p>
                <text:p text:style-name="P5"><text:span text:style-name="T2">Active object</text:span></text:p>
                <text:p text:style-name="P5"><text:span text:style-name="T2">Balking</text:span></text:p>
                <text:p text:style-name="P5"><text:span text:style-name="T2">Binding properties</text:span></text:p>
                <text:p text:style-name="P5"><text:span text:style-name="T2">Double-checked locking</text:span></text:p>
                <text:p text:style-name="P5"><text:span text:style-name="T2">Event-based asynchronous</text:span></text:p>
                <text:p text:style-name="P5"><text:span text:style-name="T2">Guarded suspension</text:span></text:p>
                <text:p text:style-name="P5"><text:span text:style-name="T2">Join</text:span></text:p>
                <text:p text:style-name="P5"><text:span text:style-name="T2">Lock</text:span></text:p>
                <text:p text:style-name="P5"><text:span text:style-name="T2">Messaging design pattern (MDP)</text:span></text:p>
                <text:p text:style-name="P5"><text:span text:style-name="T2">Monitor object</text:span></text:p>
                <text:p text:style-name="P5"><text:span text:style-name="T2">Reactor</text:span></text:p>
                <text:p text:style-name="P5"><text:span text:style-name="T2">Read-write lock</text:span></text:p>
                <text:p text:style-name="P5"><text:span text:style-name="T2">Scheduler</text:span></text:p>
                <text:p text:style-name="P5"><text:span text:style-name="T2">Thread pool</text:span></text:p>
                <text:p text:style-name="P5"><text:span text:style-name="T2">Thread specific storage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Database" draw:style-name="dp1" draw:master-page-name="Default">
        <draw:frame draw:style-name="standard" draw:layer="layout" svg:width="8.889cm" svg:height="13.357cm" svg:x="0.762cm" svg:y="0.635cm">
          <table:table table:template-name="bw">
            <table:table-column table:style-name="co8"/>
            <table:table-column table:style-name="co9"/>
            <table:table-row table:style-name="ro6">
              <table:table-cell table:style-name="ce1">
                <text:p text:style-name="P1"><text:span text:style-name="T1">ACID</text:span></text:p>
                <text:p text:style-name="P6"><text:span text:style-name="T3">Atomicity</text:span></text:p>
                <text:p text:style-name="P6"><text:span text:style-name="T3">Consistency</text:span></text:p>
                <text:p text:style-name="P6"><text:span text:style-name="T3">Isolation</text:span></text:p>
                <text:p text:style-name="P6"><text:span text:style-name="T3">Durability</text:span></text:p>
              </table:table-cell>
              <table:table-cell table:style-name="ce3">
                <text:p text:style-name="P2"><text:span text:style-name="T1">Isolation levels (phenomena)</text:span></text:p>
                <text:list text:style-name="L3">
                  <text:list-item>
                    <text:p text:style-name="P7"><text:span text:style-name="T2">read uncommitted (dirty read)</text:span></text:p>
                  </text:list-item>
                  <text:list-item>
                    <text:p text:style-name="P7"><text:span text:style-name="T2">read committed (non repeatable read)</text:span></text:p>
                  </text:list-item>
                  <text:list-item>
                    <text:p text:style-name="P7"><text:span text:style-name="T2">repeatable read (phantom read)</text:span></text:p>
                  </text:list-item>
                  <text:list-item>
                    <text:p text:style-name="P7"><text:span text:style-name="T2">serializable</text:span></text:p>
                  </text:list-item>
                </text:list>
              </table:table-cell>
            </table:table-row>
            <table:table-row table:style-name="ro7">
              <table:table-cell table:style-name="ce1" table:number-columns-spanned="2">
                <text:p text:style-name="P3"><text:span text:style-name="T1">Normal forms</text:span></text:p>
                <text:p text:style-name="P3"><text:span text:style-name="T2"><text:s text:c="4"/></text:span><text:span text:style-name="T2">UNF: Unnormalized form</text:span></text:p>
                <text:p text:style-name="P3"><text:span text:style-name="T2"><text:s text:c="4"/></text:span><text:span text:style-name="T2">1NF: First normal form</text:span></text:p>
                <text:p text:style-name="P3"><text:span text:style-name="T2"><text:s text:c="4"/></text:span><text:span text:style-name="T2">2NF: Second normal form</text:span></text:p>
                <text:p text:style-name="P3"><text:span text:style-name="T2"><text:s text:c="4"/></text:span><text:span text:style-name="T2">3NF: Third normal form</text:span></text:p>
                <text:p text:style-name="P3"><text:span text:style-name="T2"><text:s text:c="4"/></text:span><text:span text:style-name="T2">EKNF: Elementary key normal form</text:span></text:p>
                <text:p text:style-name="P3"><text:span text:style-name="T2"><text:s text:c="4"/></text:span><text:span text:style-name="T2">BCNF: Boyce–Codd normal form</text:span></text:p>
                <text:p text:style-name="P3"><text:span text:style-name="T2"><text:s text:c="4"/></text:span><text:span text:style-name="T2">4NF: Fourth normal form</text:span></text:p>
                <text:p text:style-name="P3"><text:span text:style-name="T2"><text:s text:c="4"/></text:span><text:span text:style-name="T2">ETNF: Essential tuple normal form</text:span></text:p>
                <text:p text:style-name="P3"><text:span text:style-name="T2"><text:s text:c="4"/></text:span><text:span text:style-name="T2">5NF: Fifth normal form</text:span></text:p>
                <text:p text:style-name="P3"><text:span text:style-name="T2"><text:s text:c="4"/></text:span><text:span text:style-name="T2">DKNF: Domain-key normal form</text:span></text:p>
                <text:p text:style-name="P3"><text:span text:style-name="T2"><text:s text:c="4"/></text:span><text:span text:style-name="T2">6NF: Sixth normal form</text:span></text:p>
                <text:p text:style-name="P3"><text:span text:style-name="T2"/></text:p>
                <text:p text:style-name="P3"><text:span text:style-name="T2"/></text:p>
              </table:table-cell>
              <table:covered-table-cell table:style-name="ce3"/>
            </table:table-row>
          </table:table>
          <draw:image xlink:href="Pictures/TablePreview4.svm" xlink:type="simple" xlink:show="embed" xlink:actuate="onLoad"/>
        </draw:frame>
      </draw:page>
      <draw:page draw:name="HTML" draw:style-name="dp1" draw:master-page-name="Default">
        <draw:frame draw:style-name="standard" draw:layer="layout" svg:width="9.15cm" svg:height="13.461cm" svg:x="0.714cm" svg:y="0.635cm">
          <table:table table:template-name="bw">
            <table:table-column table:style-name="co10"/>
            <table:table-column table:style-name="co10"/>
            <table:table-column table:style-name="co11"/>
            <table:table-column table:style-name="co12"/>
            <table:table-row table:style-name="ro8" table:default-cell-style-name="bw1">
              <table:table-cell>
                <text:p text:style-name="P1"><text:span text:style-name="T1">Basic</text:span></text:p>
                <text:p text:style-name="P6"><text:span text:style-name="T2">!DOCTYPE</text:span></text:p>
                <text:p text:style-name="P6"><text:span text:style-name="T2">html</text:span></text:p>
                <text:p text:style-name="P6"><text:span text:style-name="T2">head</text:span></text:p>
                <text:p text:style-name="P6"><text:span text:style-name="T2">title</text:span></text:p>
                <text:p text:style-name="P6"><text:span text:style-name="T2">body</text:span></text:p>
                <text:p text:style-name="P6"><text:span text:style-name="T2">h1 to h6</text:span></text:p>
                <text:p text:style-name="P6"><text:span text:style-name="T2">p</text:span></text:p>
                <text:p text:style-name="P6"><text:span text:style-name="T2">br</text:span></text:p>
                <text:p text:style-name="P6"><text:span text:style-name="T2">hr</text:span></text:p>
                <text:p text:style-name="P6"><text:span text:style-name="T2">&lt;!--...-→</text:span></text:p>
                <text:p text:style-name="P6"><text:span text:style-name="T2"/></text:p>
                <text:p text:style-name="P6"><text:span text:style-name="T1">Links</text:span></text:p>
                <text:p text:style-name="P6"><text:span text:style-name="T2">a</text:span></text:p>
                <text:p text:style-name="P6"><text:span text:style-name="T2">link</text:span></text:p>
                <text:p text:style-name="P6"><text:span text:style-name="T2">nav</text:span></text:p>
                <text:p text:style-name="P6"><text:span text:style-name="T1"/></text:p>
                <text:p text:style-name="P6"><text:span text:style-name="T1">Meta Info</text:span></text:p>
                <text:p text:style-name="P6"><text:span text:style-name="T3">head</text:span></text:p>
                <text:p text:style-name="P6"><text:span text:style-name="T3">meta</text:span></text:p>
                <text:p text:style-name="P6"><text:span text:style-name="T3">base</text:span></text:p>
                <text:p text:style-name="P6"><text:span text:style-name="T2"/></text:p>
                <text:p text:style-name="P8"><text:span text:style-name="T1">Tables</text:span></text:p>
                <text:p text:style-name="P8"><text:span text:style-name="T3">table</text:span></text:p>
                <text:p text:style-name="P8"><text:span text:style-name="T3">caption</text:span></text:p>
                <text:p text:style-name="P8"><text:span text:style-name="T3">th</text:span></text:p>
                <text:p text:style-name="P8"><text:span text:style-name="T3">tr</text:span></text:p>
                <text:p text:style-name="P8"><text:span text:style-name="T3">td</text:span></text:p>
                <text:p text:style-name="P8"><text:span text:style-name="T3">thead</text:span></text:p>
                <text:p text:style-name="P8"><text:span text:style-name="T3">tbody</text:span></text:p>
                <text:p text:style-name="P8"><text:span text:style-name="T3">tfoot</text:span></text:p>
                <text:p text:style-name="P8"><text:span text:style-name="T3">col</text:span></text:p>
                <text:p text:style-name="P6"><text:span text:style-name="T3">colgroup</text:span></text:p>
              </table:table-cell>
              <table:table-cell>
                <text:p text:style-name="P6"><text:span text:style-name="T1">Formatting</text:span></text:p>
                <text:p text:style-name="P6"><text:span text:style-name="T2">abbr</text:span></text:p>
                <text:p text:style-name="P6"><text:span text:style-name="T2">address</text:span></text:p>
                <text:p text:style-name="P6"><text:span text:style-name="T2">b</text:span></text:p>
                <text:p text:style-name="P6"><text:span text:style-name="T2">bdi</text:span></text:p>
                <text:p text:style-name="P6"><text:span text:style-name="T2">bdo</text:span></text:p>
                <text:p text:style-name="P6"><text:span text:style-name="T2">blockquote</text:span></text:p>
                <text:p text:style-name="P6"><text:span text:style-name="T2">cite</text:span></text:p>
                <text:p text:style-name="P6"><text:span text:style-name="T2">code</text:span></text:p>
                <text:p text:style-name="P6"><text:span text:style-name="T2">del</text:span></text:p>
                <text:p text:style-name="P6"><text:span text:style-name="T2">dfn</text:span></text:p>
                <text:p text:style-name="P6"><text:span text:style-name="T2">em</text:span></text:p>
                <text:p text:style-name="P6"><text:span text:style-name="T2">i</text:span></text:p>
                <text:p text:style-name="P6"><text:span text:style-name="T2">ins</text:span></text:p>
                <text:p text:style-name="P6"><text:span text:style-name="T2">kbd</text:span></text:p>
                <text:p text:style-name="P6"><text:span text:style-name="T2">mark</text:span></text:p>
                <text:p text:style-name="P6"><text:span text:style-name="T2">meter</text:span></text:p>
                <text:p text:style-name="P6"><text:span text:style-name="T2">pre</text:span></text:p>
                <text:p text:style-name="P6"><text:span text:style-name="T2">progress</text:span></text:p>
                <text:p text:style-name="P6"><text:span text:style-name="T2">q</text:span></text:p>
                <text:p text:style-name="P6"><text:span text:style-name="T2">rp</text:span></text:p>
                <text:p text:style-name="P6"><text:span text:style-name="T2">rt</text:span></text:p>
                <text:p text:style-name="P6"><text:span text:style-name="T2">ruby</text:span></text:p>
                <text:p text:style-name="P6"><text:span text:style-name="T2">s</text:span></text:p>
                <text:p text:style-name="P6"><text:span text:style-name="T2">samp</text:span></text:p>
                <text:p text:style-name="P6"><text:span text:style-name="T2">small</text:span></text:p>
                <text:p text:style-name="P6"><text:span text:style-name="T2">strong</text:span></text:p>
                <text:p text:style-name="P6"><text:span text:style-name="T2">sub</text:span></text:p>
                <text:p text:style-name="P6"><text:span text:style-name="T2">sup</text:span></text:p>
                <text:p text:style-name="P6"><text:span text:style-name="T2">template</text:span></text:p>
                <text:p text:style-name="P6"><text:span text:style-name="T2">time</text:span></text:p>
                <text:p text:style-name="P6"><text:span text:style-name="T2">u</text:span></text:p>
                <text:p text:style-name="P6"><text:span text:style-name="T2">var</text:span></text:p>
                <text:p text:style-name="P6"><text:span text:style-name="T2">wbr</text:span></text:p>
                <text:p text:style-name="P6"><text:span text:style-name="T2"/></text:p>
                <text:p text:style-name="P8"><text:span text:style-name="T1"/></text:p>
              </table:table-cell>
              <table:table-cell>
                <text:p text:style-name="P6"><text:span text:style-name="T1">Images</text:span></text:p>
                <text:p text:style-name="P6"><text:span text:style-name="T2">img</text:span></text:p>
                <text:p text:style-name="P6"><text:span text:style-name="T2">map</text:span></text:p>
                <text:p text:style-name="P6"><text:span text:style-name="T2">area</text:span></text:p>
                <text:p text:style-name="P6"><text:span text:style-name="T2">canvas</text:span></text:p>
                <text:p text:style-name="P6"><text:span text:style-name="T2">figcaption</text:span></text:p>
                <text:p text:style-name="P6"><text:span text:style-name="T2">figure</text:span></text:p>
                <text:p text:style-name="P6"><text:span text:style-name="T2">picture</text:span></text:p>
                <text:p text:style-name="P6"><text:span text:style-name="T2">Svg</text:span></text:p>
                <text:p text:style-name="P6"><text:span text:style-name="T2"/></text:p>
                <text:p text:style-name="P6"><text:span text:style-name="T1">Audio/Video</text:span></text:p>
                <text:p text:style-name="P6"><text:span text:style-name="T2">audio</text:span></text:p>
                <text:p text:style-name="P6"><text:span text:style-name="T2">source</text:span></text:p>
                <text:p text:style-name="P6"><text:span text:style-name="T2">track</text:span></text:p>
                <text:p text:style-name="P6"><text:span text:style-name="T2">Video</text:span></text:p>
                <text:p text:style-name="P6"><text:span text:style-name="T2"/></text:p>
                <text:p text:style-name="P8"><text:span text:style-name="T1">Lists</text:span></text:p>
                <text:p text:style-name="P8"><text:span text:style-name="T3">ul</text:span></text:p>
                <text:p text:style-name="P8"><text:span text:style-name="T3">ol</text:span></text:p>
                <text:p text:style-name="P8"><text:span text:style-name="T3">li</text:span></text:p>
                <text:p text:style-name="P8"><text:span text:style-name="T3">dl</text:span></text:p>
                <text:p text:style-name="P8"><text:span text:style-name="T3">dt</text:span></text:p>
                <text:p text:style-name="P6"><text:span text:style-name="T3">dd</text:span></text:p>
                <text:p text:style-name="P6"><text:span text:style-name="T3"/></text:p>
                <text:p text:style-name="P8"><text:span text:style-name="T1">Frames</text:span></text:p>
                <text:p text:style-name="P6"><text:span text:style-name="T3">iframe</text:span></text:p>
              </table:table-cell>
              <table:table-cell>
                <text:p text:style-name="P6"><text:span text:style-name="T1">Styles and Semantics</text:span></text:p>
                <text:p text:style-name="P6"><text:span text:style-name="T2">style</text:span></text:p>
                <text:p text:style-name="P6"><text:span text:style-name="T2">div</text:span></text:p>
                <text:p text:style-name="P6"><text:span text:style-name="T2">span</text:span></text:p>
                <text:p text:style-name="P6"><text:span text:style-name="T2">header</text:span></text:p>
                <text:p text:style-name="P6"><text:span text:style-name="T2">footer</text:span></text:p>
                <text:p text:style-name="P6"><text:span text:style-name="T2">main</text:span></text:p>
                <text:p text:style-name="P6"><text:span text:style-name="T2">section</text:span></text:p>
                <text:p text:style-name="P6"><text:span text:style-name="T2">article</text:span></text:p>
                <text:p text:style-name="P6"><text:span text:style-name="T2">aside</text:span></text:p>
                <text:p text:style-name="P6"><text:span text:style-name="T2">details</text:span></text:p>
                <text:p text:style-name="P6"><text:span text:style-name="T2">dialog</text:span></text:p>
                <text:p text:style-name="P6"><text:span text:style-name="T2">summary</text:span></text:p>
                <text:p text:style-name="P6"><text:span text:style-name="T2">data</text:span></text:p>
                <text:p text:style-name="P6"><text:span text:style-name="T2"/></text:p>
                <text:p text:style-name="P6"><text:span text:style-name="T1">Programming</text:span></text:p>
                <text:p text:style-name="P6"><text:span text:style-name="T2">script</text:span></text:p>
                <text:p text:style-name="P6"><text:span text:style-name="T2">noscript</text:span></text:p>
                <text:p text:style-name="P6"><text:span text:style-name="T2">embed</text:span></text:p>
                <text:p text:style-name="P6"><text:span text:style-name="T2">object</text:span></text:p>
                <text:p text:style-name="P6"><text:span text:style-name="T2">Param</text:span></text:p>
                <text:p text:style-name="P6"><text:span text:style-name="T2"/></text:p>
                <text:p text:style-name="P8"><text:span text:style-name="T1">Forms and Input</text:span></text:p>
                <text:p text:style-name="P8"><text:span text:style-name="T2">form</text:span></text:p>
                <text:p text:style-name="P8"><text:span text:style-name="T2">input</text:span></text:p>
                <text:p text:style-name="P8"><text:span text:style-name="T2">textarea</text:span></text:p>
                <text:p text:style-name="P8"><text:span text:style-name="T2">button</text:span></text:p>
                <text:p text:style-name="P8"><text:span text:style-name="T2">select</text:span></text:p>
                <text:p text:style-name="P8"><text:span text:style-name="T2">optgroup</text:span></text:p>
                <text:p text:style-name="P8"><text:span text:style-name="T2">option</text:span></text:p>
                <text:p text:style-name="P8"><text:span text:style-name="T2">label</text:span></text:p>
                <text:p text:style-name="P8"><text:span text:style-name="T2">fieldset</text:span></text:p>
                <text:p text:style-name="P8"><text:span text:style-name="T2">legend</text:span></text:p>
                <text:p text:style-name="P8"><text:span text:style-name="T2">datalist</text:span></text:p>
                <text:p text:style-name="P6"><text:span text:style-name="T2">output</text:span></text:p>
              </table:table-cell>
            </table:table-row>
          </table:table>
          <draw:image xlink:href="Pictures/TablePreview5.svm" xlink:type="simple" xlink:show="embed" xlink:actuate="onLoad"/>
        </draw:frame>
      </draw:page>
      <draw:page draw:name="CSS" draw:style-name="dp1" draw:master-page-name="Default">
        <draw:frame draw:style-name="standard" draw:layer="layout" svg:width="8.889cm" svg:height="4.757cm" svg:x="0.762cm" svg:y="0.762cm">
          <table:table table:template-name="bw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" table:default-cell-style-name="ce1">
              <table:table-cell table:number-columns-spanned="2">
                <text:p text:style-name="P1"><text:span text:style-name="T1">Functions</text:span></text:p>
              </table:table-cell>
              <table:covered-table-cell/>
              <table:table-cell table:number-columns-spanned="3">
                <text:p text:style-name="P3"><text:span text:style-name="T1">Units</text:span></text:p>
              </table:table-cell>
              <table:covered-table-cell/>
              <table:covered-table-cell/>
            </table:table-row>
            <table:table-row table:style-name="ro2" table:default-cell-style-name="ce8">
              <table:table-cell table:style-name="ce7" table:number-columns-spanned="2">
                <text:p text:style-name="P9"><text:span text:style-name="T2">linear-gradient()</text:span></text:p>
                <text:p text:style-name="P9"><text:span text:style-name="T2">radial-gradient()</text:span></text:p>
              </table:table-cell>
              <table:covered-table-cell table:style-name="ce7"/>
              <table:table-cell>
                <text:p text:style-name="P10"><text:span text:style-name="T4">Absolute Lengths</text:span></text:p>
              </table:table-cell>
              <table:table-cell table:number-columns-spanned="2">
                <text:p text:style-name="P10"><text:span text:style-name="T4">Relative Lengths</text:span></text:p>
              </table:table-cell>
              <table:covered-table-cell/>
            </table:table-row>
            <table:table-row table:style-name="ro2" table:default-cell-style-name="ce3">
              <table:table-cell table:number-columns-spanned="2">
                <text:p text:style-name="P2"><text:span text:style-name="T2">repeating-linear-gradient()</text:span></text:p>
                <text:p text:style-name="P2"><text:span text:style-name="T2">repeating-radial-gradient()</text:span></text:p>
              </table:table-cell>
              <table:covered-table-cell/>
              <table:table-cell table:number-rows-spanned="2">
                <text:p text:style-name="P2"><text:span text:style-name="T2">cm</text:span></text:p>
                <text:p text:style-name="P2"><text:span text:style-name="T2">mm</text:span></text:p>
                <text:p text:style-name="P2"><text:span text:style-name="T2">in</text:span></text:p>
                <text:p text:style-name="P2"><text:span text:style-name="T2">px</text:span></text:p>
                <text:p text:style-name="P2"><text:span text:style-name="T2">pt</text:span></text:p>
                <text:p text:style-name="P2"><text:span text:style-name="T2">pc</text:span></text:p>
              </table:table-cell>
              <table:table-cell table:number-rows-spanned="2">
                <text:p text:style-name="P2"><text:span text:style-name="T2">em</text:span></text:p>
                <text:p text:style-name="P2"><text:span text:style-name="T2">ex</text:span></text:p>
                <text:p text:style-name="P2"><text:span text:style-name="T2">ch</text:span></text:p>
                <text:p text:style-name="P2"><text:span text:style-name="T2">rem</text:span></text:p>
              </table:table-cell>
              <table:table-cell table:number-rows-spanned="2">
                <text:p text:style-name="P2"><text:span text:style-name="T2">vw</text:span></text:p>
                <text:p text:style-name="P2"><text:span text:style-name="T2">vh</text:span></text:p>
                <text:p text:style-name="P2"><text:span text:style-name="T2">vmin</text:span></text:p>
                <text:p text:style-name="P2"><text:span text:style-name="T2">vmax</text:span></text:p>
                <text:p text:style-name="P2"><text:span text:style-name="T2">%</text:span></text:p>
              </table:table-cell>
            </table:table-row>
            <table:table-row table:style-name="ro9" table:default-cell-style-name="ce3">
              <table:table-cell>
                <text:p text:style-name="P2"><text:span text:style-name="T2">attr()</text:span></text:p>
                <text:p text:style-name="P9"><text:span text:style-name="T2">calc()</text:span></text:p>
                <text:p text:style-name="P9"><text:span text:style-name="T2">hsl()</text:span></text:p>
                <text:p text:style-name="P9"><text:span text:style-name="T2">hsla()</text:span></text:p>
              </table:table-cell>
              <table:table-cell table:style-name="ce7">
                <text:p text:style-name="P9"><text:span text:style-name="T2">cubic-bezier()</text:span></text:p>
                <text:p text:style-name="P9"><text:span text:style-name="T2">rgb()</text:span></text:p>
                <text:p text:style-name="P9"><text:span text:style-name="T2">rgba()</text:span></text:p>
                <text:p text:style-name="P9"><text:span text:style-name="T2">var()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9.016cm" svg:height="5.004cm" svg:x="0.754cm" svg:y="5.758cm">
          <table:table table:template-name="bw">
            <table:table-column table:style-name="co18"/>
            <table:table-column table:style-name="co19"/>
            <table:table-row table:style-name="ro1" table:default-cell-style-name="ce1">
              <table:table-cell table:number-columns-spanned="2">
                <text:p text:style-name="P3"><text:span text:style-name="T5">Selectors</text:span></text:p>
              </table:table-cell>
              <table:covered-table-cell/>
            </table:table-row>
            <table:table-row table:style-name="ro10" table:default-cell-style-name="ce9">
              <table:table-cell>
                <text:p text:style-name="P11">Universal selector (* ns|* *|*)</text:p>
                <text:p text:style-name="P11">Type selector (elemname)</text:p>
                <text:p text:style-name="P11">Class selector (.classname)</text:p>
                <text:p text:style-name="P11">ID selector (#idname)</text:p>
              </table:table-cell>
              <table:table-cell>
                <text:p text:style-name="P11">Grouping Selectors (A, B)</text:p>
                <text:p text:style-name="P11">Descendant combinator (A B)</text:p>
                <text:p text:style-name="P11">Child combinator (A &gt; B)</text:p>
                <text:p text:style-name="P11">General sibling combinator (A ~ B)</text:p>
                <text:p text:style-name="P11">Adjacent sibling combinator (A + B)</text:p>
                <text:p text:style-name="P11">Pseudo classes (:)</text:p>
                <text:p text:style-name="P11">Pseudo elements (::)</text:p>
              </table:table-cell>
            </table:table-row>
            <table:table-row table:style-name="ro11" table:default-cell-style-name="ce9">
              <table:table-cell table:number-columns-spanned="2">
                <text:p text:style-name="P11">Attribute selector ([attr] [attr=value] [attr~=value] [attr|=value] [attr^=value] [attr$=value] [attr*=value])</text:p>
              </table:table-cell>
              <table:covered-table-cell/>
            </table:table-row>
          </table:table>
          <draw:image xlink:href="Pictures/TablePreview7.svm" xlink:type="simple" xlink:show="embed" xlink:actuate="onLoad"/>
        </draw:frame>
      </draw:page>
      <draw:page draw:name="JavaScript" draw:style-name="dp1" draw:master-page-name="Default"/>
      <draw:page draw:name="TypeScript" draw:style-name="dp1" draw:master-page-name="Default">
        <draw:frame draw:style-name="standard" draw:layer="layout" svg:width="8.931cm" svg:height="13.292cm" svg:x="0.762cm" svg:y="0.762cm">
          <table:table table:template-name="bw">
            <table:table-column table:style-name="co20"/>
            <table:table-column table:style-name="co21"/>
            <table:table-column table:style-name="co22"/>
            <table:table-row table:style-name="ro12" table:default-cell-style-name="ce6">
              <table:table-cell>
                <text:p text:style-name="P6"><text:span text:style-name="T2">Partial</text:span></text:p>
                <text:p text:style-name="P6"><text:span text:style-name="T2">Required</text:span></text:p>
                <text:p text:style-name="P6"><text:span text:style-name="T2">Readonly</text:span></text:p>
                <text:p text:style-name="P6"><text:span text:style-name="T2">Pick</text:span></text:p>
                <text:p text:style-name="P6"><text:span text:style-name="T2">Record</text:span></text:p>
                <text:p text:style-name="P6"><text:span text:style-name="T2">Exclude</text:span></text:p>
                <text:p text:style-name="P6"><text:span text:style-name="T2">Extract</text:span></text:p>
                <text:p text:style-name="P6"><text:span text:style-name="T2">Omit</text:span></text:p>
                <text:p text:style-name="P6"><text:span text:style-name="T2">NonNullable</text:span></text:p>
                <text:p text:style-name="P6"><text:span text:style-name="T2">Parameters</text:span></text:p>
                <text:p text:style-name="P6"><text:span text:style-name="T2">ConstructorParameters</text:span></text:p>
                <text:p text:style-name="P6"><text:span text:style-name="T2">ReturnType</text:span></text:p>
                <text:p text:style-name="P6"><text:span text:style-name="T2">InstanceType</text:span></text:p>
                <text:p text:style-name="P6"><text:span text:style-name="T2">ThisType</text:span></text:p>
              </table:table-cell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</draw:page>
      <draw:page draw:name="React" draw:style-name="dp1" draw:master-page-name="Default">
        <draw:frame draw:style-name="standard" draw:layer="layout" svg:width="8.972cm" svg:height="13.529cm" svg:x="0.762cm" svg:y="0.635cm">
          <table:table table:template-name="bw">
            <table:table-column table:style-name="co23"/>
            <table:table-column table:style-name="co24"/>
            <table:table-row table:style-name="ro13" table:default-cell-style-name="ce10">
              <table:table-cell>
                <text:p text:style-name="P5"><text:span text:style-name="T1">React.Component</text:span></text:p>
                <text:p text:style-name="P5"><text:span text:style-name="T2">constructor</text:span></text:p>
                <text:p text:style-name="P5"><text:span text:style-name="T2">render</text:span></text:p>
                <text:p text:style-name="P5"><text:span text:style-name="T2">getDerivedStateFromProps</text:span></text:p>
                <text:p text:style-name="P5"><text:span text:style-name="T2">getDerivedStateFromError</text:span></text:p>
                <text:p text:style-name="P5"><text:span text:style-name="T2">shoulComponentUpdate</text:span></text:p>
                <text:p text:style-name="P5"><text:span text:style-name="T2">getSnapshotBeforeUpdate</text:span></text:p>
                <text:p text:style-name="P5"><text:span text:style-name="T2">componentDidMount</text:span></text:p>
                <text:p text:style-name="P5"><text:span text:style-name="T2">componentDidUpdate</text:span></text:p>
                <text:p text:style-name="P5"><text:span text:style-name="T2">componentDidCatch</text:span></text:p>
                <text:p text:style-name="P5"><text:span text:style-name="T2">componentWillUnmount</text:span></text:p>
                <text:p text:style-name="P5"><text:span text:style-name="T2">setState()</text:span></text:p>
                <text:p text:style-name="P5"><text:span text:style-name="T2">forceUpdate()</text:span></text:p>
                <text:p text:style-name="P5"><text:span text:style-name="T2">defaultProps</text:span></text:p>
                <text:p text:style-name="P5"><text:span text:style-name="T2">displayName</text:span></text:p>
                <text:p text:style-name="P5"><text:span text:style-name="T2">props</text:span></text:p>
                <text:p text:style-name="P5"><text:span text:style-name="T2">State</text:span></text:p>
                <text:p text:style-name="P5"><text:span text:style-name="T2"/></text:p>
                <text:p text:style-name="P12"><text:span text:style-name="T1">ReactDOM</text:span></text:p>
                <text:p text:style-name="P12"><text:span text:style-name="T2">render()</text:span></text:p>
                <text:p text:style-name="P12"><text:span text:style-name="T2">hydrate()</text:span></text:p>
                <text:p text:style-name="P12"><text:span text:style-name="T2">unmountComponentAtNode()</text:span></text:p>
                <text:p text:style-name="P5"><text:span text:style-name="T2">FindDOMNode()</text:span></text:p>
                <text:p text:style-name="P5"><text:span text:style-name="T1"/></text:p>
                <text:p text:style-name="P12"><text:span text:style-name="T1">ReactDOMServer</text:span></text:p>
                <text:p text:style-name="P12"><text:span text:style-name="T3">renderToString()</text:span></text:p>
                <text:p text:style-name="P12"><text:span text:style-name="T3">renderToStaticMarkup()</text:span></text:p>
                <text:p text:style-name="P12"><text:span text:style-name="T3">renderToNodeStream()</text:span></text:p>
                <text:p text:style-name="P5"><text:span text:style-name="T3">RenderToStaticNodeStream()</text:span></text:p>
              </table:table-cell>
              <table:table-cell>
                <text:p text:style-name="P13"><text:span text:style-name="T1">React</text:span></text:p>
                <text:p text:style-name="P14"><text:span text:style-name="T2">React.Component</text:span></text:p>
                <text:p text:style-name="P14"><text:span text:style-name="T2">React.PureComponent</text:span></text:p>
                <text:p text:style-name="P14"><text:span text:style-name="T2">React.memo</text:span></text:p>
                <text:p text:style-name="P14"><text:span text:style-name="T2">createElement()</text:span></text:p>
                <text:p text:style-name="P14"><text:span text:style-name="T2">cloneElement()</text:span></text:p>
                <text:p text:style-name="P14"><text:span text:style-name="T2">createFactory()</text:span></text:p>
                <text:p text:style-name="P14"><text:span text:style-name="T2">isValidElement()</text:span></text:p>
                <text:p text:style-name="P14"><text:span text:style-name="T2">React.Fragment</text:span></text:p>
                <text:p text:style-name="P14"><text:span text:style-name="T2">React.createRef</text:span></text:p>
                <text:p text:style-name="P14"><text:span text:style-name="T2">React.forwardRef</text:span></text:p>
                <text:p text:style-name="P14"><text:span text:style-name="T2">React.lazy</text:span></text:p>
                <text:p text:style-name="P13"><text:span text:style-name="T2">React.Suspense</text:span></text:p>
                <text:p text:style-name="P13"><text:span text:style-name="T1"/></text:p>
                <text:p text:style-name="P13"><text:span text:style-name="T1">Hooks</text:span></text:p>
                <text:p text:style-name="P13"><text:span text:style-name="T3">useState</text:span></text:p>
                <text:p text:style-name="P13"><text:span text:style-name="T3">useEffect</text:span></text:p>
                <text:p text:style-name="P13"><text:span text:style-name="T3">useContext</text:span></text:p>
                <text:p text:style-name="P13"><text:span text:style-name="T3">useReducer</text:span></text:p>
                <text:p text:style-name="P13"><text:span text:style-name="T3">useCallback</text:span></text:p>
                <text:p text:style-name="P13"><text:span text:style-name="T3">useMemo</text:span></text:p>
                <text:p text:style-name="P13"><text:span text:style-name="T3">useRef</text:span></text:p>
                <text:p text:style-name="P13"><text:span text:style-name="T3">useImperativeHandle</text:span></text:p>
                <text:p text:style-name="P13"><text:span text:style-name="T3">useLayoutEffect</text:span></text:p>
                <text:p text:style-name="P13"><text:span text:style-name="T3">UseDebugValue</text:span></text:p>
                <text:p text:style-name="P13"><text:span text:style-name="T3"/></text:p>
                <text:p text:style-name="P14"><text:span text:style-name="T1">React.Children</text:span></text:p>
                <text:p text:style-name="P14"><text:span text:style-name="T3">React.Children.map</text:span></text:p>
                <text:p text:style-name="P14"><text:span text:style-name="T3">React.Children.forEach</text:span></text:p>
                <text:p text:style-name="P14"><text:span text:style-name="T3">React.Children.count</text:span></text:p>
                <text:p text:style-name="P14"><text:span text:style-name="T3">React.Children.only</text:span></text:p>
                <text:p text:style-name="P13"><text:span text:style-name="T3">React.Children.toArray</text:span></text:p>
              </table:table-cell>
            </table:table-row>
          </table:table>
          <draw:image xlink:href="Pictures/TablePreview9.svm" xlink:type="simple" xlink:show="embed" xlink:actuate="onLoad"/>
        </draw:frame>
      </draw:page>
      <draw:page draw:name="NodeJs" draw:style-name="dp1" draw:master-page-name="Default">
        <draw:frame draw:style-name="standard" draw:layer="layout" svg:width="9.101cm" svg:height="5.355cm" svg:x="0.762cm" svg:y="0.712cm">
          <table:table table:template-name="bw">
            <table:table-column table:style-name="co25"/>
            <table:table-column table:style-name="co26"/>
            <table:table-column table:style-name="co27"/>
            <table:table-row table:style-name="ro1" table:default-cell-style-name="ce1">
              <table:table-cell table:number-columns-spanned="3">
                <text:p text:style-name="P1"><text:span text:style-name="T1">Built-in Modules</text:span></text:p>
              </table:table-cell>
              <table:covered-table-cell/>
              <table:covered-table-cell/>
            </table:table-row>
            <table:table-row table:style-name="ro14" table:default-cell-style-name="ce3">
              <table:table-cell>
                <text:p text:style-name="P2"><text:span text:style-name="T2">assert</text:span></text:p>
                <text:p text:style-name="P2"><text:span text:style-name="T2">buffer</text:span></text:p>
                <text:p text:style-name="P2"><text:span text:style-name="T2">child_process</text:span></text:p>
                <text:p text:style-name="P2"><text:span text:style-name="T2">cluster</text:span></text:p>
                <text:p text:style-name="P2"><text:span text:style-name="T2">crypto</text:span></text:p>
                <text:p text:style-name="P2"><text:span text:style-name="T2">dgram</text:span></text:p>
                <text:p text:style-name="P2"><text:span text:style-name="T2">dns</text:span></text:p>
                <text:p text:style-name="P2"><text:span text:style-name="T2"/></text:p>
              </table:table-cell>
              <table:table-cell>
                <text:p text:style-name="P2"><text:span text:style-name="T2">events</text:span></text:p>
                <text:p text:style-name="P2"><text:span text:style-name="T2">fs</text:span></text:p>
                <text:p text:style-name="P2"><text:span text:style-name="T2">http</text:span></text:p>
                <text:p text:style-name="P2"><text:span text:style-name="T2">https</text:span></text:p>
                <text:p text:style-name="P2"><text:span text:style-name="T2">net</text:span></text:p>
                <text:p text:style-name="P2"><text:span text:style-name="T2">os</text:span></text:p>
                <text:p text:style-name="P2"><text:span text:style-name="T2">path</text:span></text:p>
                <text:p text:style-name="P2"><text:span text:style-name="T2">querystring</text:span></text:p>
                <text:p text:style-name="P2"><text:span text:style-name="T2">readline</text:span></text:p>
              </table:table-cell>
              <table:table-cell>
                <text:p text:style-name="P2"><text:span text:style-name="T2">stream</text:span></text:p>
                <text:p text:style-name="P2"><text:span text:style-name="T2">string_decoder</text:span></text:p>
                <text:p text:style-name="P2"><text:span text:style-name="T2">timers</text:span></text:p>
                <text:p text:style-name="P2"><text:span text:style-name="T2">tls</text:span></text:p>
                <text:p text:style-name="P2"><text:span text:style-name="T2">tty</text:span></text:p>
                <text:p text:style-name="P2"><text:span text:style-name="T2">url</text:span></text:p>
                <text:p text:style-name="P2"><text:span text:style-name="T2">util</text:span></text:p>
                <text:p text:style-name="P2"><text:span text:style-name="T2">v8</text:span></text:p>
                <text:p text:style-name="P2"><text:span text:style-name="T2">vm</text:span></text:p>
                <text:p text:style-name="P2"><text:span text:style-name="T2">zlib</text:span></text:p>
              </table:table-cell>
            </table:table-row>
          </table:table>
          <draw:image xlink:href="Pictures/TablePreview10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0.635cm" fo:margin-bottom="0.635cm" fo:margin-left="0.635cm" fo:margin-right="0.635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0-07T14:10:39.818804244</meta:creation-date>
    <dc:date>2019-10-09T19:03:28.941780679</dc:date>
    <meta:editing-duration>PT4H9M50S</meta:editing-duration>
    <meta:editing-cycles>21</meta:editing-cycles>
    <meta:generator>LibreOffice/6.3.2.2$Linux_X86_64 LibreOffice_project/25aaf1ddce300f673870e0f45168bdf5ba1c5316</meta:generator>
    <meta:document-statistic meta:object-count="10"/>
  </office:meta>
</office:document-meta>
</file>